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weight="bold" officeooo:rsid="000d5569" officeooo:paragraph-rsid="000d55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fo:font-weight="normal" officeooo:rsid="000d5569" officeooo:paragraph-rsid="000d556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0ff7ed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2277"/>
    </style:style>
    <style:style style:name="T3" style:family="text">
      <style:text-properties fo:language="en" fo:country="US" officeooo:rsid="000ff7ed"/>
    </style:style>
    <style:style style:name="T4" style:family="text">
      <style:text-properties fo:language="en" fo:country="US" officeooo:rsid="00110d50"/>
    </style:style>
    <style:style style:name="T5" style:family="text">
      <style:text-properties officeooo:rsid="000e2277"/>
    </style:style>
    <style:style style:name="T6" style:family="text">
      <style:text-properties officeooo:rsid="000ff7ed"/>
    </style:style>
    <style:style style:name="T7" style:family="text">
      <style:text-properties officeooo:rsid="00110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Πάρις-Ιωάννης Μπρέντας</text:p>
      <text:p text:style-name="P1"><text:a xlink:type="simple" xlink:href="mailto:sdi1100070@di.uoa.gr" text:style-name="Internet_20_link" text:visited-style-name="Visited_20_Internet_20_Link">sdi1100070@di.uoa.gr</text:a></text:p>
      <text:p text:style-name="P1"/>
      <text:p text:style-name="P2">Ανάπτυξη λογισμικού για Πληροφοριακά Συστήματα</text:p>
      <text:p text:style-name="P2"/>
      <text:p text:style-name="P4">Το πρ<text:span text:style-name="T5">όγραμμα ξεκινά φορτώνοντας τα αρχεία με τους πίνακες. Το </text:span><text:span text:style-name="T2">path </text:span><text:span text:style-name="T5">κάθε αρχείου δίνεται σε μία γραμμή στο </text:span><text:span text:style-name="T2">standard input. </text:span><text:span text:style-name="T5">Κάθε αρχείο φορτώνεται με </text:span><text:span text:style-name="T2">mmap </text:span><text:span text:style-name="T5">στην μνήμη. Επίσης γίνονται δύο </text:span><text:span text:style-name="T2">pass </text:span><text:span text:style-name="T5">σε κάθε στήλη, ένα για να βρεθεί η μέγιστη και ελάχιστη τιμή και ένα για να βρεθούν οι μοναδικές τιμές. Οι μοναδικές τιμές υπολογίζονται μέσω ενός </text:span><text:span text:style-name="T3">boolean </text:span><text:span text:style-name="T6">πίνακα με μήκος όσο η απόσταση μεταξύ μέγιστης και ελάχιστης τιμής. Αν η μέγιστη και ελάχιστη τιμή έχουν πολύ μεγάλη απόσταση, χρησιμοποιείται ένα </text:span><text:span text:style-name="T2">temp </text:span><text:span text:style-name="T5">αρχείο το οποίο γίνεται </text:span><text:span text:style-name="T2">mmap </text:span><text:span text:style-name="T5">στην μνήμη το οποίο περιέχει τον </text:span><text:span text:style-name="T3">boolean </text:span><text:span text:style-name="T6">πίνακα.</text:span><text:span text:style-name="T2"> </text:span><text:span text:style-name="T5">Όταν δοθούν όλα τα αρχεία δίνεται η λέξη “</text:span><text:span text:style-name="T2">Done” </text:span><text:span text:style-name="T5">στο </text:span><text:span text:style-name="T2">standard input </text:span><text:span text:style-name="T5">και το πρόγραμμα περνάει στην επόμενη φάση. Το </text:span><text:span text:style-name="T4">parsing συμβαίνει</text:span><text:span text:style-name="T7"> στο αρχείο </text:span><text:span text:style-name="T4">part_1.cpp. </text:span><text:span text:style-name="T7">Οι πίνακες φορτώνονται από το </text:span><text:span text:style-name="T4">TableLoader </text:span><text:span text:style-name="T7">σε </text:span><text:span text:style-name="T4">Table. </text:span><text:span text:style-name="T7">Τα στατιστικά για κάθε πίνακα αποθηκεύονται στην δομή </text:span><text:span text:style-name="T4">MultipleColumnStats </text:span><text:span text:style-name="T7">η οποία αποτελείται από </text:span><text:span text:style-name="T4">ColumnStat.</text:span></text:p>
      <text:p text:style-name="P4"/>
      <text:p text:style-name="P5">Στην επόμενη φάση το πρόγραμμα λαμβάνει σε κάθε γραμμή ένα <text:span text:style-name="T1">Join. </text:span>Στο πρώτο κομμάτι παίρνει τους πίνακες, μετά τις σχέσεις και τα φίλτρα και τέλος τα<text:span text:style-name="T1"> columns </text:span>τα οποία θα γίνουν <text:span text:style-name="T1">sum </text:span>για να βρεθεί το αποτέλεσμα. <text:span text:style-name="T7">Η πληροφορία εισάγεται σε μία δομή </text:span><text:span text:style-name="T4">Meta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0:05:37.566000000</meta:creation-date>
    <dc:date>2019-01-13T17:12:40.758000000</dc:date>
    <meta:editing-duration>PT10M5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5" meta:word-count="194" meta:character-count="1231" meta:non-whitespace-character-count="1042"/>
  </office:meta>
</office:document-meta>
</file>